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078cm" svg:height="8.481cm" svg:x="0.022cm" svg:y="1.0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5-06-04T15:31:51.458486067</dc:date>
    <meta:editing-duration>PT6M18S</meta:editing-duration>
    <meta:editing-cycles>27</meta:editing-cycles>
    <meta:generator>LibreOffice/24.2.7.2$Linux_X86_64 LibreOffice_project/420$Build-2</meta:generator>
    <meta:document-statistic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79cm" svg:height="8.482cm" xlink:href="." xlink:type="simple" chart:class="chart:scatter" chart:style-name="ch1">
        <chart:plot-area chart:style-name="ch2" chart:data-source-has-labels="both" svg:x="0.301cm" svg:y="0.169cm" svg:width="14.477cm" svg:height="8.144cm">
          <chart:coordinate-region svg:x="0.843cm" svg:y="0.368cm" svg:width="13.841cm" svg:height="7.746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2.58222608101183">
                <text:p>-2.582226081011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2.88088105703083">
                <text:p>-2.88088105703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2.99851968109719">
                <text:p>-2.99851968109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2.92775028581624">
                <text:p>-2.927750285816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2.6730195725651">
                <text:p>-2.6730195725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2.25033320889138">
                <text:p>-2.25033320889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1.68625013355639">
                <text:p>-1.686250133556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.01621376073587">
                <text:p>-1.016213760735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282324939955543">
                <text:p>-0.2823249399555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469303395120692">
                <text:p>0.469303395120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19144367190434">
                <text:p>1.19144367190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83872116095893">
                <text:p>1.838721160958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2.37046503712707">
                <text:p>2.370465037127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2.75326387705194">
                <text:p>2.753263877051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2.82264230686268">
                <text:p>2.822642306862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2.48124172282369">
                <text:p>2.481241722823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98393559597096">
                <text:p>1.983935595970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36197149921864">
                <text:p>1.361971499218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65442972418963">
                <text:p>0.654429724189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0942322772343836">
                <text:p>-0.09423227723438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836973318117688">
                <text:p>-0.8369733181176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.52712424725111">
                <text:p>-1.52712424725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2.58222608101183">
                <text:p>-2.582226081011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2.88088105703083">
                <text:p>-2.880881057030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2.99851968109719">
                <text:p>-2.998519681097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2.92775028581624">
                <text:p>-2.927750285816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2.6730195725651">
                <text:p>-2.67301957256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2.25033320889138">
                <text:p>-2.250333208891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68625013355639">
                <text:p>-1.686250133556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01621376073587">
                <text:p>-1.016213760735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282324939955537">
                <text:p>-0.2823249399555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469303395120694">
                <text:p>0.4693033951206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19144367190434">
                <text:p>1.191443671904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83872116095893">
                <text:p>1.83872116095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2.37046503712707">
                <text:p>2.370465037127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2.75326387705194">
                <text:p>2.753263877051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2.82264230686268">
                <text:p>2.822642306862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2.48124172282369">
                <text:p>2.481241722823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.98393559597096">
                <text:p>1.983935595970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.36197149921864">
                <text:p>1.361971499218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654429724189631">
                <text:p>0.6544297241896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0942322772343776">
                <text:p>-0.09423227723437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836973318117687">
                <text:p>-0.8369733181176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52712424725111">
                <text:p>-1.527124247251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2.58222608101183">
                <text:p>-2.582226081011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2.88088105703083">
                <text:p>-2.880881057030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2.99851968109719">
                <text:p>-2.998519681097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2.92775028581624">
                <text:p>-2.927750285816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2.6730195725651">
                <text:p>-2.67301957256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2.25033320889137">
                <text:p>-2.250333208891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6862501335564">
                <text:p>-1.68625013355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01621376073588">
                <text:p>-1.016213760735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282324939955548">
                <text:p>-0.2823249399555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469303395120693">
                <text:p>0.4693033951206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19144367190434">
                <text:p>1.191443671904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83872116095893">
                <text:p>1.838721160958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2.37046503712707">
                <text:p>2.370465037127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2.75326387705195">
                <text:p>2.753263877051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2.82264230686268">
                <text:p>2.822642306862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2.48124172282368">
                <text:p>2.481241722823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98393559597096">
                <text:p>1.983935595970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36197149921864">
                <text:p>1.361971499218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654429724189631">
                <text:p>0.6544297241896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0942322772343875">
                <text:p>-0.09423227723438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836973318117686">
                <text:p>-0.8369733181176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52712424725112">
                <text:p>-1.527124247251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2.58222608101183">
                <text:p>-2.582226081011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2.88088105703083">
                <text:p>-2.880881057030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2.99851968109719">
                <text:p>-2.998519681097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2.92775028581624">
                <text:p>-2.927750285816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2.6730195725651">
                <text:p>-2.67301957256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2.25033320889137">
                <text:p>-2.250333208891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6862501335564">
                <text:p>-1.68625013355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01621376073588">
                <text:p>-1.016213760735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282324939955549">
                <text:p>-0.2823249399555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469303395120693">
                <text:p>0.4693033951206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19144367190434">
                <text:p>1.191443671904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83872116095893">
                <text:p>1.838721160958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2.37046503712707">
                <text:p>2.370465037127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2.75326387705195">
                <text:p>2.753263877051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2.82264230686268">
                <text:p>2.822642306862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2.48124172282368">
                <text:p>2.481241722823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98393559597096">
                <text:p>1.983935595970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36197149921864">
                <text:p>1.361971499218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654429724189632">
                <text:p>0.6544297241896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0942322772343867">
                <text:p>-0.09423227723438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836973318117686">
                <text:p>-0.8369733181176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.52712424725112">
                <text:p>-1.527124247251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2.58222608101183">
                <text:p>-2.582226081011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2.88088105703083">
                <text:p>-2.880881057030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2.99851968109719">
                <text:p>-2.998519681097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2.92775028581624">
                <text:p>-2.927750285816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2.6730195725651">
                <text:p>-2.67301957256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2.25033320889138">
                <text:p>-2.250333208891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1.68625013355639">
                <text:p>-1.686250133556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1.01621376073587">
                <text:p>-1.016213760735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282324939955539">
                <text:p>-0.2823249399555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469303395120703">
                <text:p>0.4693033951207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19144367190435">
                <text:p>1.191443671904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83872116095894">
                <text:p>1.838721160958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2.37046503712706">
                <text:p>2.370465037127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2.75326387705194">
                <text:p>2.753263877051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2.82264230686268">
                <text:p>2.822642306862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2.48124172282369">
                <text:p>2.481241722823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.98393559597096">
                <text:p>1.983935595970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36197149921864">
                <text:p>1.361971499218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654429724189633">
                <text:p>0.6544297241896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094232277234386">
                <text:p>-0.0942322772343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836973318117685">
                <text:p>-0.8369733181176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1.52712424725112">
                <text:p>-1.527124247251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2.12132034355963">
                <text:p>-2.121320343559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2.58222608101182">
                <text:p>-2.582226081011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2.88088105703083">
                <text:p>-2.880881057030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2.99851968109719">
                <text:p>-2.998519681097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2.92775028581624">
                <text:p>-2.927750285816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2.67301957256511">
                <text:p>-2.673019572565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2.25033320889139">
                <text:p>-2.250333208891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1.68625013355639">
                <text:p>-1.686250133556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1.01621376073588">
                <text:p>-1.016213760735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282324939955551">
                <text:p>-0.2823249399555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469303395120681">
                <text:p>0.4693033951206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19144367190435">
                <text:p>1.191443671904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1.83872116095893">
                <text:p>1.838721160958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2.37046503712706">
                <text:p>2.370465037127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2.75326387705193">
                <text:p>2.753263877051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2.82264230686268">
                <text:p>2.822642306862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2.4812417228237">
                <text:p>2.48124172282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1.98393559597096">
                <text:p>1.983935595970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1.36197149921865">
                <text:p>1.361971499218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654429724189644">
                <text:p>0.6544297241896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094232277234364">
                <text:p>-0.0942322772343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836973318117684">
                <text:p>-0.8369733181176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1.52712424725111">
                <text:p>-1.527124247251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2.12132034355963">
                <text:p>-2.121320343559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